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6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7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0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2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5"/>
        <table:table-column table:style-name="co19" table:default-cell-style-name="ce25"/>
        <table:table-column table:style-name="co20" table:default-cell-style-name="ce29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7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3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Xerox emitidos no mês</text:p>
          </table:table-cell>
          <table:table-cell table:style-name="ce28" table:formula="of:=[.C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OML-SS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8" table:formula="of:=[.C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BOITEUX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Xerox emitidos no mês</text:p>
          </table:table-cell>
          <table:table-cell table:style-name="ce28" table:formula="of:=[.C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EGINA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8" table:formula="of:=[.C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8" table:formula="of:=[.C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COML-SUDOESTE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8" table:formula="of:=[.C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JS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Xerox emitidos no mês</text:p>
          </table:table-cell>
          <table:table-cell table:style-name="ce28" table:formula="of:=[.C10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Xerox emitidos no mês</text:p>
          </table:table-cell>
          <table:table-cell table:style-name="ce28" table:formula="of:=[.C11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ICARDO-TEIXEIRA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Xerox emitidos no mês</text:p>
          </table:table-cell>
          <table:table-cell table:style-name="ce28" table:formula="of:=[.C12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8" table:formula="of:=[.C1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Xerox emitidos no mês</text:p>
          </table:table-cell>
          <table:table-cell table:style-name="ce28" table:formula="of:=[.C14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Xerox emitidos no mês</text:p>
          </table:table-cell>
          <table:table-cell table:style-name="ce28" table:formula="of:=[.C15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4" office:value-type="float" office:value="32">
            <text:p>32</text:p>
          </table:table-cell>
          <table:table-cell table:style-name="ce24" office:value-type="string">
            <text:p>Xerox emitidos no mês</text:p>
          </table:table-cell>
          <table:table-cell table:style-name="ce28" table:formula="of:=[.C38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IBIFOLHAS</text:p>
          </table:table-cell>
          <table:table-cell table:style-name="ce24" office:value-type="float" office:value="32">
            <text:p>32</text:p>
          </table:table-cell>
          <table:table-cell table:style-name="ce24" office:value-type="string">
            <text:p>Xerox emitidos no mês</text:p>
          </table:table-cell>
          <table:table-cell table:style-name="ce28" table:formula="of:=[.C39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ICARDO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LZIR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20">
            <text:p>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5">
            <text:p>2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5">
            <text:p>2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ERGIL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25">
            <text:p>2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30">
            <text:p>3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2">
            <text:p>3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1">
            <text:p>41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JANE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1">
            <text:p>41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6">
            <text:p>4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46">
            <text:p>46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0">
            <text:p>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4">
            <text:p>5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9">
            <text:p>5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65">
            <text:p>6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66">
            <text:p>66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office:value-type="float" office:value="68">
            <text:p>6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69">
            <text:p>6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71">
            <text:p>7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72">
            <text:p>7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73">
            <text:p>73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82">
            <text:p>8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95">
            <text:p>95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97">
            <text:p>97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09">
            <text:p>1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09">
            <text:p>1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20">
            <text:p>12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Guias fiscais emitidas no mês</text:p>
          </table:table-cell>
          <table:table-cell table:style-name="ce28" office:value-type="float" office:value="120">
            <text:p>12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24">
            <text:p>12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25">
            <text:p>125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30">
            <text:p>13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30">
            <text:p>13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36">
            <text:p>13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0">
            <text:p>14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1">
            <text:p>141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42">
            <text:p>14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44">
            <text:p>14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Guias prev./trab. emitidas no mês</text:p>
          </table:table-cell>
          <table:table-cell table:style-name="ce28" office:value-type="float" office:value="146">
            <text:p>14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8">
            <text:p>14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49">
            <text:p>14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NF Paulista</text:p>
          </table:table-cell>
          <table:table-cell table:style-name="ce28" office:value-type="float" office:value="150">
            <text:p>1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52">
            <text:p>15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5">
            <text:p>155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59">
            <text:p>15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60">
            <text:p>16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60">
            <text:p>16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62">
            <text:p>16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0">
            <text:p>17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74">
            <text:p>17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UINALD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0">
            <text:p>18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1">
            <text:p>181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8">
            <text:p>188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88">
            <text:p>18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89">
            <text:p>18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91">
            <text:p>191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198">
            <text:p>19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0">
            <text:p>20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2">
            <text:p>20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02">
            <text:p>202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09">
            <text:p>2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09">
            <text:p>20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10">
            <text:p>21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16">
            <text:p>21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233">
            <text:p>233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50">
            <text:p>25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269">
            <text:p>269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06">
            <text:p>30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27">
            <text:p>327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27">
            <text:p>327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343">
            <text:p>343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65">
            <text:p>36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376">
            <text:p>376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450">
            <text:p>45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458">
            <text:p>458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490">
            <text:p>49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490">
            <text:p>490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19">
            <text:p>519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62">
            <text:p>562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580">
            <text:p>58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1">
            <text:p>581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4">
            <text:p>584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585">
            <text:p>585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696">
            <text:p>696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740">
            <text:p>740,00</text:p>
          </table:table-cell>
          <table:table-cell table:style-name="ce30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6" office:value-type="string">
            <text:p>Serviços prestados no mês</text:p>
          </table:table-cell>
          <table:table-cell table:style-name="ce28" office:value-type="float" office:value="933">
            <text:p>933,00</text:p>
          </table:table-cell>
          <table:table-cell table:style-name="ce30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8" office:value-type="float" office:value="1100">
            <text:p>1.100,00</text:p>
          </table:table-cell>
          <table:table-cell table:style-name="ce30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6">
          <table:sort>
            <table:sort-by table:field-number="4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9">19/07/2010</text:date>, <text:time>16:01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7-19T16:01:02</dc:date>
    <meta:print-date>2009-07-16T11:00:49</meta:print-date>
    <dc:language>pt-BR</dc:language>
    <meta:editing-cycles>954</meta:editing-cycles>
    <meta:editing-duration>PT73H23M20S</meta:editing-duration>
    <dc:creator>Guto Marcicano</dc:creator>
    <meta:document-statistic meta:table-count="2" meta:cell-count="214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